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textarea-horizontal-align="justify" draw:textarea-vertical-align="middle" draw:auto-grow-height="false" fo:min-height="6.85cm" fo:min-width="9.1cm"/>
    </style:style>
    <style:style style:name="gr2" style:family="graphic" style:parent-style-name="Standard_5f_1">
      <style:graphic-properties draw:textarea-horizontal-align="justify" draw:textarea-vertical-align="middle" draw:auto-grow-height="false" fo:min-height="6.288cm" fo:min-width="7.5cm"/>
    </style:style>
    <style:style style:name="gr3" style:family="graphic" style:parent-style-name="Objekt_20_ohne_20_Füllung_5f_1">
      <style:graphic-properties draw:marker-end="Arrow" draw:marker-end-width="0.3cm" draw:fill="none" draw:textarea-vertical-align="middle"/>
    </style:style>
    <style:style style:name="gr4" style:family="graphic" style:parent-style-name="Standard_5f_1">
      <style:graphic-properties draw:textarea-horizontal-align="justify" draw:textarea-vertical-align="middle" draw:auto-grow-height="false" fo:min-height="9.65cm" fo:min-width="20.4cm"/>
    </style:style>
    <style:style style:name="gr5" style:family="graphic" style:parent-style-name="Standard_5f_1">
      <style:graphic-properties draw:textarea-horizontal-align="justify" draw:textarea-vertical-align="middle" draw:auto-grow-height="false" fo:min-height="6.85cm" fo:min-width="9.7cm"/>
    </style:style>
    <style:style style:name="gr6" style:family="graphic" style:parent-style-name="standard">
      <style:graphic-properties draw:textarea-horizontal-align="justify" draw:textarea-vertical-align="middle" draw:auto-grow-height="false" fo:min-height="9.85cm" fo:min-width="29.2cm"/>
    </style:style>
    <style:style style:name="gr7" style:family="graphic" style:parent-style-name="standard">
      <style:graphic-properties draw:textarea-horizontal-align="justify" draw:textarea-vertical-align="middle" draw:auto-grow-height="false" fo:min-height="6.85cm" fo:min-width="7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_5f_1">
      <style:graphic-properties draw:textarea-horizontal-align="justify" draw:textarea-vertical-align="middle" draw:auto-grow-height="false" fo:min-height="5.15cm" fo:min-width="8cm"/>
    </style:style>
    <style:style style:name="gr10" style:family="graphic" style:parent-style-name="Standard_5f_1">
      <style:graphic-properties draw:textarea-horizontal-align="justify" draw:textarea-vertical-align="middle" draw:auto-grow-height="false" fo:min-height="10.55cm" fo:min-width="10cm"/>
    </style:style>
    <style:style style:name="gr11" style:family="graphic" style:parent-style-name="Standard_5f_2">
      <style:graphic-properties draw:textarea-horizontal-align="justify" draw:textarea-vertical-align="middle" draw:auto-grow-height="false" fo:min-height="6.85cm" fo:min-width="9.1cm"/>
    </style:style>
    <style:style style:name="gr12" style:family="graphic" style:parent-style-name="Standard_5f_2">
      <style:graphic-properties draw:textarea-horizontal-align="justify" draw:textarea-vertical-align="middle" draw:auto-grow-height="false" fo:min-height="6.288cm" fo:min-width="7.5cm"/>
    </style:style>
    <style:style style:name="gr13" style:family="graphic" style:parent-style-name="Objekt_20_ohne_20_Füllung_5f_2">
      <style:graphic-properties draw:marker-end="Arrow" draw:marker-end-width="0.3cm" draw:fill="none" draw:textarea-vertical-align="middle"/>
    </style:style>
    <style:style style:name="gr14" style:family="graphic" style:parent-style-name="Standard_5f_2">
      <style:graphic-properties draw:textarea-horizontal-align="justify" draw:textarea-vertical-align="middle" draw:auto-grow-height="false" fo:min-height="9.65cm" fo:min-width="20.4cm"/>
    </style:style>
    <style:style style:name="gr15" style:family="graphic" style:parent-style-name="Standard_5f_2">
      <style:graphic-properties draw:textarea-horizontal-align="justify" draw:textarea-vertical-align="middle" draw:auto-grow-height="false" fo:min-height="6.85cm" fo:min-width="9.7cm"/>
    </style:style>
    <style:style style:name="gr16" style:family="graphic" style:parent-style-name="Standard_5f_2">
      <style:graphic-properties draw:textarea-horizontal-align="justify" draw:textarea-vertical-align="middle" draw:auto-grow-height="false" fo:min-height="5.15cm" fo:min-width="8cm"/>
    </style:style>
    <style:style style:name="gr17" style:family="graphic" style:parent-style-name="Standard_5f_2">
      <style:graphic-properties draw:textarea-horizontal-align="justify" draw:textarea-vertical-align="middle" draw:auto-grow-height="false" fo:min-height="10.55cm" fo:min-width="1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9.6cm" svg:height="7.1cm" svg:x="3.8cm" svg:y="1.4cm">
          <text:p text:style-name="P1"><text:span text:style-name="T1">jpeg_read</text:span><text:line-break/>-load file to memory</text:p>
          <text:p text:style-name="P1">-turn to greyscale</text:p>
          <text:p text:style-name="P1">- rotate</text:p>
          <text:p text:style-name="P1">- deskew</text:p>
          <text:p text:style-name="P1">- find RO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.538cm" svg:x="34.1cm" svg:y="2.5cm">
          <text:p text:style-name="P1"><text:span text:style-name="T1">gly_scan</text:span><text:line-break/>-scan area for glyphs</text:p>
          <text:p text:style-name="P1">-performs binarisation</text:p>
          <text:p text:style-name="P1"><text:span text:style-name="T2">- check for composite</text:span></text:p>
          <text:p text:style-name="P1"><text:span text:style-name="T2"><text:s/></text:span><text:span text:style-name="T2">glyphs (i, j, …) </text:span></text:p>
          <text:p text:style-name="P1"><text:span text:style-name="T2">→ </text:span><text:span text:style-name="T2">see line heigh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143cm" svg:y1="16.561cm" svg:x2="31.386cm" svg:y2="16.375cm" svg:d="M14143 16561l17243-186" svg:viewBox="0 0 17244 187">
          <text:p text:style-name="P2">2D matrix image</text:p>
          <text:p text:style-name="P2">representation of the line</text:p>
        </draw:connector>
        <draw:custom-shape draw:style-name="gr4" draw:text-style-name="P1" xml:id="id1" draw:id="id1" draw:layer="layout" svg:width="20.9cm" svg:height="9.9cm" svg:x="31.8cm" svg:y="14.8cm">
          <text:p text:style-name="P1"><text:span text:style-name="T1">Recognize</text:span></text:p>
          <text:p text:style-name="P1"><text:span text:style-name="T2"/></text:p>
          <text:p text:style-name="P1"><text:span text:style-name="T2">- issue gly_scan</text:span><text:span text:style-name="T2"><text:line-break/></text:span><text:span text:style-name="T2">- sort glyphs by x coordinate</text:span></text:p>
          <text:p text:style-name="P1">- translate glyphs to matrices</text:p>
          <text:p text:style-name="P1">- translate matrices to chars</text:p>
          <text:p text:style-name="P1">- add empty spac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876cm" svg:y1="9.366cm" svg:x2="40.938cm" svg:y2="14.514cm" svg:d="M40876 9366l62 5148" svg:viewBox="0 0 63 5149">
          <text:p text:style-name="P2">Container</text:p>
          <text:p text:style-name="P2"><text:s/>of glyphs</text:p>
          <text:p text:style-name="P2">(unsorted)</text:p>
        </draw:connector>
        <draw:custom-shape draw:style-name="gr5" draw:text-style-name="P1" xml:id="id6" draw:id="id6" draw:layer="layout" svg:width="10.2cm" svg:height="7.1cm" svg:x="3.6cm" svg:y="29.6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8cm" svg:y1="19.75cm" svg:x2="13.8cm" svg:y2="19.7cm" draw:start-shape="id1" draw:end-shape="id2" svg:d="M31800 19750l-18000-50" svg:viewBox="0 0 18001 51">
          <text:p text:style-name="P2">String</text:p>
          <text:p text:style-name="P2">(line)</text:p>
        </draw:connector>
        <draw:g>
          <draw:custom-shape draw:style-name="gr6" draw:text-style-name="P2" draw:layer="layout" svg:width="29.7cm" svg:height="10.1cm" svg:x="27.5cm" svg:y="28.6cm">
            <text:p text:style-name="P2"><text:span text:style-name="T1">Make_masks (in parallel)</text:span></text:p>
            <text:p text:style-name="P2"><text:span text:style-name="T3">-Load training images</text:span></text:p>
            <text:p text:style-name="P2">-create translation tabl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style-name="gr7" draw:text-style-name="P1" xml:id="id3" draw:id="id3" draw:layer="layout" svg:width="8cm" svg:height="7.1cm" svg:x="29.3cm" svg:y="30.3cm">
            <text:p text:style-name="P1"><text:span text:style-name="T1">jpeg_read (masks)</text:span><text:line-break/>-load complete image</text:p>
            <text:p text:style-name="P1"><text:s/>to memory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4" draw:id="id4" draw:layer="layout" svg:width="8cm" svg:height="7.1cm" svg:x="48cm" svg:y="30.4cm">
            <text:p text:style-name="P1"><text:span text:style-name="T1">gly_scan</text:span><text:line-break/>-scan for glyphs</text:p>
            <text:p text:style-name="P1"><text:span text:style-name="T2">- check for composite</text:span></text:p>
            <text:p text:style-name="P1"><text:span text:style-name="T2"><text:s/></text:span><text:span text:style-name="T2">Glyphs (i, j, ..)</text:span></text:p>
            <text:p text:style-name="P1"><text:span text:style-name="T2">-fuse if necessary</text:span></text:p>
            <draw:enhanced-geometry svg:viewBox="0 0 21600 21600" draw:type="rectangle" draw:enhanced-path="M 0 0 L 21600 0 21600 21600 0 21600 0 0 Z N"/>
          </draw:custom-shape>
          <draw:connector draw:style-name="gr8" draw:text-style-name="P3" draw:layer="layout" draw:type="line" svg:x1="37.3cm" svg:y1="33.85cm" svg:x2="48cm" svg:y2="33.95cm" draw:start-shape="id3" draw:start-glue-point="1" draw:end-shape="id4" draw:end-glue-point="3" svg:d="M37300 33850l10700 100" svg:viewBox="0 0 10701 101">
            <text:p text:style-name="P2">2d matrix image representation</text:p>
            <text:p text:style-name="P2">Of the whole training image</text:p>
          </draw:connector>
        </draw:g>
        <draw:connector draw:style-name="gr3" draw:text-style-name="P3" draw:layer="layout" draw:type="line" svg:x1="42.35cm" svg:y1="28.6cm" svg:x2="42.25cm" svg:y2="24.7cm" draw:end-shape="id1" draw:end-glue-point="2" svg:d="M42350 28600l-100-3900" svg:viewBox="0 0 101 3901">
          <text:p text:style-name="P2">Translation table</text:p>
          <text:p text:style-name="P2">Matrix → char</text:p>
        </draw:connector>
        <draw:custom-shape draw:style-name="gr9" draw:text-style-name="P1" draw:layer="layout" svg:width="8.5cm" svg:height="5.4cm" svg:x="43.718cm" svg:y="16.312cm">
          <text:p text:style-name="P1"><text:span text:style-name="T1">Similarity</text:span></text:p>
          <text:p text:style-name="P1">- measure similarity of 2</text:p>
          <text:p text:style-name="P1"><text:s/>2d matrices</text:p>
          <text:p text:style-name="P1">- replacable for other<text:line-break/> <text:s/>measur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0.5cm" svg:height="10.8cm" svg:x="3.3cm" svg:y="14.3cm">
          <text:p text:style-name="P1"><text:span text:style-name="T1"/></text:p>
          <text:p text:style-name="P4"><text:span text:style-name="T1">find_lines</text:span></text:p>
          <text:p text:style-name="P4"><text:span text:style-name="T3">-find lines and information</text:span></text:p>
          <text:p text:style-name="P4"><text:span text:style-name="T3"><text:s/></text:span><text:span text:style-name="T3">about them</text:span></text:p>
          <text:p text:style-name="P4"><text:span text:style-name="T3">-creates a subview</text:span></text:p>
          <text:p text:style-name="P4"><text:span text:style-name="T3"><text:s/></text:span><text:span text:style-name="T3">from the image</text:span></text:p>
          <text:p text:style-name="P4"><text:span text:style-name="T3"><text:s/></text:span><text:span text:style-name="T3">and turns it into</text:span></text:p>
          <text:p text:style-name="P1"><text:span text:style-name="T3"><text:s/></text:span><text:span text:style-name="T3">a „line object“</text:span></text:p>
          <text:p text:style-name="P1">- iterates all the lines</text:p>
          <text:p text:style-name="P1">- concatenate resulting string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cm" svg:y1="8.5cm" svg:x2="8.55cm" svg:y2="14.3cm" draw:start-shape="id5" draw:end-shape="id2" draw:end-glue-point="0" svg:d="M8600 8500l-50 5800" svg:viewBox="0 0 51 5801">
          <text:p text:style-name="P2"><text:s/>complete image as matrix</text:p>
        </draw:connector>
        <draw:connector draw:style-name="gr3" draw:text-style-name="P3" draw:layer="layout" draw:type="line" svg:x1="8.55cm" svg:y1="25.1cm" svg:x2="8.7cm" svg:y2="29.6cm" draw:start-shape="id2" draw:start-glue-point="2" draw:end-shape="id6" svg:d="M8550 25100l150 4500" svg:viewBox="0 0 151 4501">
          <text:p text:style-name="P2">String</text:p>
          <text:p text:style-name="P2">(complete)</text:p>
          <text:p text:style-name="P2"/>
        </draw:connector>
        <draw:connector draw:style-name="gr3" draw:text-style-name="P3" draw:layer="layout" draw:type="line" svg:x1="35.976cm" svg:y1="14.328cm" svg:x2="36cm" svg:y2="9.3cm" svg:d="M35976 14328l24-5028" svg:viewBox="0 0 25 5029">
          <text:p text:style-name="P2">2d image</text:p>
          <text:p text:style-name="P2">representation</text:p>
        </draw:connector>
      </draw:page>
      <draw:page draw:name="page2" draw:style-name="dp1" draw:master-page-name="Standard">
        <draw:custom-shape draw:style-name="gr11" draw:text-style-name="P1" xml:id="id11" draw:id="id11" draw:layer="layout" svg:width="9.6cm" svg:height="7.1cm" svg:x="3.8cm" svg:y="1.4cm">
          <text:p text:style-name="P1"><text:span text:style-name="T1">jpeg_read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cm" svg:height="6.538cm" svg:x="34.1cm" svg:y="2.5cm">
          <text:p text:style-name="P1"><text:span text:style-name="T1">gly_scan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4.143cm" svg:y1="16.561cm" svg:x2="31.386cm" svg:y2="16.375cm" svg:d="M14143 16561l17243-186" svg:viewBox="0 0 17244 187">
          <text:p text:style-name="P2"/>
          <text:p text:style-name="P2">image</text:p>
        </draw:connector>
        <draw:custom-shape draw:style-name="gr14" draw:text-style-name="P1" xml:id="id7" draw:id="id7" draw:layer="layout" svg:width="20.9cm" svg:height="9.9cm" svg:x="31.8cm" svg:y="14.8cm">
          <text:p text:style-name="P1"><text:span text:style-name="T1">Recogniz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40.876cm" svg:y1="9.366cm" svg:x2="40.938cm" svg:y2="14.514cm" svg:d="M40876 9366l62 5148" svg:viewBox="0 0 63 5149">
          <text:p text:style-name="P2">Container</text:p>
          <text:p text:style-name="P2"><text:s/>of glyphs</text:p>
          <text:p text:style-name="P2">(unsorted)</text:p>
        </draw:connector>
        <draw:custom-shape draw:style-name="gr15" draw:text-style-name="P1" xml:id="id12" draw:id="id12" draw:layer="layout" svg:width="10.2cm" svg:height="7.1cm" svg:x="3.6cm" svg:y="29.6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31.8cm" svg:y1="19.75cm" svg:x2="13.8cm" svg:y2="19.7cm" draw:start-shape="id7" draw:end-shape="id8" svg:d="M31800 19750l-18000-50" svg:viewBox="0 0 18001 51">
          <text:p text:style-name="P2">String</text:p>
          <text:p text:style-name="P2">(line)</text:p>
        </draw:connector>
        <draw:g>
          <draw:custom-shape draw:style-name="gr6" draw:text-style-name="P2" draw:layer="layout" svg:width="29.7cm" svg:height="10.1cm" svg:x="27.5cm" svg:y="28.6cm">
            <text:p text:style-name="P2"><text:span text:style-name="T1">Make_mask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9" draw:id="id9" draw:layer="layout" svg:width="8cm" svg:height="7.1cm" svg:x="29.3cm" svg:y="30.3cm">
            <text:p text:style-name="P1"><text:span text:style-name="T1">jpeg_rea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10" draw:id="id10" draw:layer="layout" svg:width="8cm" svg:height="7.1cm" svg:x="48cm" svg:y="30.4cm">
            <text:p text:style-name="P1"><text:span text:style-name="T1">gly_scan</text:span></text:p>
            <draw:enhanced-geometry svg:viewBox="0 0 21600 21600" draw:type="rectangle" draw:enhanced-path="M 0 0 L 21600 0 21600 21600 0 21600 0 0 Z N"/>
          </draw:custom-shape>
          <draw:connector draw:style-name="gr8" draw:text-style-name="P3" draw:layer="layout" draw:type="line" svg:x1="37.3cm" svg:y1="33.85cm" svg:x2="48cm" svg:y2="33.95cm" draw:start-shape="id9" draw:start-glue-point="1" draw:end-shape="id10" draw:end-glue-point="3" svg:d="M37300 33850l10700 100" svg:viewBox="0 0 10701 101">
            <text:p text:style-name="P2">Image</text:p>
            <text:p text:style-name="P2"/>
          </draw:connector>
        </draw:g>
        <draw:connector draw:style-name="gr13" draw:text-style-name="P3" draw:layer="layout" draw:type="line" svg:x1="42.35cm" svg:y1="28.6cm" svg:x2="42.25cm" svg:y2="24.7cm" draw:end-shape="id7" draw:end-glue-point="2" svg:d="M42350 28600l-100-3900" svg:viewBox="0 0 101 3901">
          <text:p text:style-name="P2">Translation table</text:p>
        </draw:connector>
        <draw:custom-shape draw:style-name="gr16" draw:text-style-name="P1" draw:layer="layout" svg:width="8.5cm" svg:height="5.4cm" svg:x="44.518cm" svg:y="14.912cm">
          <text:p text:style-name="P1"><text:span text:style-name="T1">Similarity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8" draw:id="id8" draw:layer="layout" svg:width="10.5cm" svg:height="10.8cm" svg:x="3.3cm" svg:y="14.3cm">
          <text:p text:style-name="P1"><text:span text:style-name="T1"/></text:p>
          <text:p text:style-name="P4"><text:span text:style-name="T1">find_line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8.6cm" svg:y1="8.5cm" svg:x2="8.55cm" svg:y2="14.3cm" draw:start-shape="id11" draw:end-shape="id8" draw:end-glue-point="0" svg:d="M8600 8500l-50 5800" svg:viewBox="0 0 51 5801">
          <text:p text:style-name="P2">Image</text:p>
        </draw:connector>
        <draw:connector draw:style-name="gr13" draw:text-style-name="P3" draw:layer="layout" draw:type="line" svg:x1="8.55cm" svg:y1="25.1cm" svg:x2="8.7cm" svg:y2="29.6cm" draw:start-shape="id8" draw:start-glue-point="2" draw:end-shape="id12" svg:d="M8550 25100l150 4500" svg:viewBox="0 0 151 4501">
          <text:p text:style-name="P2">String</text:p>
          <text:p text:style-name="P2">(complete)</text:p>
          <text:p text:style-name="P2"/>
        </draw:connector>
        <draw:connector draw:style-name="gr13" draw:text-style-name="P3" draw:layer="layout" draw:type="line" svg:x1="35.976cm" svg:y1="14.328cm" svg:x2="36cm" svg:y2="9.3cm" svg:d="M35976 14328l24-5028" svg:viewBox="0 0 25 5029">
          <text:p text:style-name="P2">2d image</text:p>
          <text:p text:style-name="P2">representati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2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1:41:16.897946379</meta:creation-date>
    <dc:date>2018-10-12T05:04:14.515854882</dc:date>
    <meta:editing-duration>PT2H47M3S</meta:editing-duration>
    <meta:editing-cycles>17</meta:editing-cycles>
    <meta:generator>LibreOffice/6.1.2.1$Linux_X86_64 LibreOffice_project/10$Build-1</meta:generator>
    <meta:document-statistic meta:object-count="36"/>
  </office:meta>
</office:document-meta>
</file>